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co" svg:font-family="Monaco, 'Courier New', 'DejaVu Sans Mono', 'Bitstream Vera Sans Mono', monospac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lab" svg:font-family="'Roboto Slab', Arial, sans-serif"/>
    <style:font-face style:name="inherit" svg:font-family="inherit"/>
    <style:font-face style:name="monospace" svg:font-family="monospace"/>
  </office:font-face-decls>
  <office:automatic-styles>
    <style:style style:name="Tabla1" style:family="table">
      <style:table-properties style:width="12.464cm" table:align="left"/>
    </style:style>
    <style:style style:name="Tabla1.A" style:family="table-column">
      <style:table-column-properties style:column-width="12.464cm"/>
    </style:style>
    <style:style style:name="Tabla1.A1" style:family="table-cell">
      <style:table-cell-properties style:vertical-align="middle" fo:background-color="#eeeeee" fo:padding="0cm" fo:border="none">
        <style:background-image/>
      </style:table-cell-properties>
    </style:style>
    <style:style style:name="Tabla2" style:family="table">
      <style:table-properties style:width="6.613cm" table:align="left"/>
    </style:style>
    <style:style style:name="Tabla2.A" style:family="table-column">
      <style:table-column-properties style:column-width="6.613cm"/>
    </style:style>
    <style:style style:name="Tabla2.A1" style:family="table-cell">
      <style:table-cell-properties style:vertical-align="middle" fo:background-color="#eeeeee" fo:padding="0cm" fo:border="none">
        <style:background-image/>
      </style:table-cell-properties>
    </style:style>
    <style:style style:name="Tabla3" style:family="table">
      <style:table-properties style:width="7.913cm" table:align="left"/>
    </style:style>
    <style:style style:name="Tabla3.A" style:family="table-column">
      <style:table-column-properties style:column-width="7.913cm"/>
    </style:style>
    <style:style style:name="Tabla3.A1" style:family="table-cell">
      <style:table-cell-properties style:vertical-align="middle" fo:background-color="#eeeeee" fo:padding="0cm" fo:border="none">
        <style:background-image/>
      </style:table-cell-properties>
    </style:style>
    <style:style style:name="Tabla4" style:family="table">
      <style:table-properties style:width="3.997cm" table:align="left"/>
    </style:style>
    <style:style style:name="Tabla4.A" style:family="table-column">
      <style:table-column-properties style:column-width="3.997cm"/>
    </style:style>
    <style:style style:name="Tabla4.A1" style:family="table-cell">
      <style:table-cell-properties style:vertical-align="middle" fo:background-color="#eeeeee" fo:padding="0cm" fo:border="none">
        <style:background-image/>
      </style:table-cell-properties>
    </style:style>
    <style:style style:name="Tabla5" style:family="table">
      <style:table-properties style:width="6.431cm" table:align="left"/>
    </style:style>
    <style:style style:name="Tabla5.A" style:family="table-column">
      <style:table-column-properties style:column-width="6.431cm"/>
    </style:style>
    <style:style style:name="Tabla5.A1" style:family="table-cell">
      <style:table-cell-properties style:vertical-align="middle" fo:background-color="#eeeeee" fo:padding="0cm" fo:border="none">
        <style:background-image/>
      </style:table-cell-properties>
    </style:style>
    <style:style style:name="Tabla6" style:family="table">
      <style:table-properties style:width="3.997cm" table:align="left"/>
    </style:style>
    <style:style style:name="Tabla6.A" style:family="table-column">
      <style:table-column-properties style:column-width="3.997cm"/>
    </style:style>
    <style:style style:name="Tabla6.A1" style:family="table-cell">
      <style:table-cell-properties style:vertical-align="middle" fo:background-color="#eeeeee" fo:padding="0cm" fo:border="none">
        <style:background-image/>
      </style:table-cell-properties>
    </style:style>
    <style:style style:name="Tabla7" style:family="table">
      <style:table-properties style:width="4.949cm" table:align="left"/>
    </style:style>
    <style:style style:name="Tabla7.A" style:family="table-column">
      <style:table-column-properties style:column-width="4.949cm"/>
    </style:style>
    <style:style style:name="Tabla7.A1" style:family="table-cell">
      <style:table-cell-properties style:vertical-align="middle" fo:background-color="#eeeeee" fo:padding="0cm" fo:border="none">
        <style:background-image/>
      </style:table-cell-properties>
    </style:style>
    <style:style style:name="Tabla8" style:family="table">
      <style:table-properties style:width="3.997cm" table:align="left"/>
    </style:style>
    <style:style style:name="Tabla8.A" style:family="table-column">
      <style:table-column-properties style:column-width="3.997cm"/>
    </style:style>
    <style:style style:name="Tabla8.A1" style:family="table-cell">
      <style:table-cell-properties style:vertical-align="middle" fo:background-color="#eeeeee" fo:padding="0cm" fo:border="none">
        <style:background-image/>
      </style:table-cell-properties>
    </style:style>
    <style:style style:name="Tabla9" style:family="table">
      <style:table-properties style:width="4.949cm" table:align="left"/>
    </style:style>
    <style:style style:name="Tabla9.A" style:family="table-column">
      <style:table-column-properties style:column-width="4.949cm"/>
    </style:style>
    <style:style style:name="Tabla9.A1" style:family="table-cell">
      <style:table-cell-properties style:vertical-align="middle" fo:background-color="#eeeeee" fo:padding="0cm" fo:border="none">
        <style:background-image/>
      </style:table-cell-properties>
    </style:style>
    <style:style style:name="Tabla10" style:family="table">
      <style:table-properties style:width="3.997cm" table:align="left"/>
    </style:style>
    <style:style style:name="Tabla10.A" style:family="table-column">
      <style:table-column-properties style:column-width="3.997cm"/>
    </style:style>
    <style:style style:name="Tabla10.A1" style:family="table-cell">
      <style:table-cell-properties style:vertical-align="middle" fo:background-color="#eeeeee" fo:padding="0cm" fo:border="none">
        <style:background-image/>
      </style:table-cell-properties>
    </style:style>
    <style:style style:name="Tabla11" style:family="table">
      <style:table-properties style:width="6.219cm" table:align="left"/>
    </style:style>
    <style:style style:name="Tabla11.A" style:family="table-column">
      <style:table-column-properties style:column-width="6.219cm"/>
    </style:style>
    <style:style style:name="Tabla11.A1" style:family="table-cell">
      <style:table-cell-properties style:vertical-align="middle" fo:background-color="#eeeeee" fo:padding="0cm" fo:border="none">
        <style:background-image/>
      </style:table-cell-properties>
    </style:style>
    <style:style style:name="P1" style:family="paragraph" style:parent-style-name="Heading_20_3">
      <style:text-properties fo:font-variant="normal" fo:text-transform="none" fo:color="#444444" loext:opacity="100%" style:font-name="Roboto Slab" fo:letter-spacing="normal" fo:font-style="normal" fo:font-weight="normal"/>
    </style:style>
    <style:style style:name="P2" style:family="paragraph" style:parent-style-name="Heading_20_4">
      <style:paragraph-properties fo:margin-left="0cm" fo:margin-right="0cm" fo:margin-top="0cm" fo:margin-bottom="0.37cm" style:contextual-spacing="false" fo:orphans="2" fo:widows="2" fo:text-indent="0cm" style:auto-text-indent="false" fo:padding="0cm" fo:border="none"/>
      <style:text-properties fo:font-variant="normal" fo:text-transform="none" fo:color="#444444" loext:opacity="100%" style:font-name="Roboto Slab" fo:letter-spacing="normal" fo:font-style="normal" fo:font-weight="normal"/>
    </style:style>
    <style:style style:name="P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666666" loext:opacity="100%" style:font-name="Roboto Slab" fo:font-size="13.5pt" fo:letter-spacing="normal" fo:font-style="normal" fo:font-weight="normal"/>
    </style:style>
    <style:style style:name="P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5" style:family="paragraph" style:parent-style-name="Preformatted_20_Text">
      <loext:graphic-properties draw:fill="bitmap" style:repeat="repeat" draw:fill-image-ref-point="top-left"/>
      <style:paragraph-properties fo:margin-left="0cm" fo:margin-right="0cm" fo:margin-top="0cm" fo:margin-bottom="0cm" style:contextual-spacing="false" style:line-height-at-least="0.503cm" fo:text-align="center" style:justify-single-word="false" fo:text-indent="0cm" style:auto-text-indent="false" fo:padding-left="0.529cm" fo:padding-right="0cm" fo:padding-top="0.476cm" fo:padding-bottom="0.476cm" fo:border-left="0.06pt solid #dddddd" fo:border-right="none" fo:border-top="0.06pt solid #dddddd" fo:border-bottom="0.06pt solid #dddddd"/>
      <style:text-properties style:font-name="monospace"/>
    </style:style>
    <style:style style:name="P6" style:family="paragraph" style:parent-style-name="Preformatted_20_Text">
      <loext:graphic-properties draw:fill="bitmap" style:repeat="repeat" draw:fill-image-ref-point="top-left"/>
      <style:paragraph-properties fo:margin-left="0cm" fo:margin-right="0cm" fo:margin-top="0cm" fo:margin-bottom="0cm" style:contextual-spacing="false" style:line-height-at-least="0.503cm" fo:text-align="center" style:justify-single-word="false" fo:text-indent="0cm" style:auto-text-indent="false" fo:padding-left="0.529cm" fo:padding-right="0cm" fo:padding-top="0.476cm" fo:padding-bottom="0.476cm" fo:border-left="0.06pt solid #dddddd" fo:border-right="none" fo:border-top="0.06pt solid #dddddd" fo:border-bottom="0.06pt solid #dddddd"/>
      <style:text-properties fo:color="#000000" loext:opacity="100%" style:font-name="Liberation Serif" fo:font-size="12pt" style:font-size-asian="12pt" style:font-size-complex="12pt"/>
    </style:style>
    <style:style style:name="P7"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1a6b7b"/>
    </style:style>
    <style:style style:name="P9"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1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666666" loext:opacity="100%" style:font-name="Roboto Slab" fo:font-size="13.5pt" fo:letter-spacing="normal" fo:font-style="normal" fo:font-weight="normal"/>
    </style:style>
    <style:style style:name="P1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1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language="es" fo:country="ES" fo:font-style="normal" fo:font-weight="normal" style:font-size-asian="12pt" style:font-size-complex="12pt" loext:padding="0cm" loext:border="none"/>
    </style:style>
    <style:style style:name="P13"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1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1a6b7b"/>
    </style:style>
    <style:style style:name="P15" style:family="paragraph" style:parent-style-name="Text_20_body">
      <style:paragraph-properties fo:margin-top="0cm" fo:margin-bottom="0cm" style:contextual-spacing="false" fo:orphans="2" fo:widows="2" fo:padding="0cm" fo:border="none"/>
      <style:text-properties officeooo:paragraph-rsid="001a6b7b"/>
    </style:style>
    <style:style style:name="P16" style:family="paragraph" style:parent-style-name="Text_20_body" style:list-style-name="L2">
      <style:paragraph-properties fo:margin-top="0cm" fo:margin-bottom="0cm" style:contextual-spacing="false" fo:orphans="2" fo:widows="2" fo:padding="0cm" fo:border="none"/>
      <style:text-properties officeooo:paragraph-rsid="001a6b7b"/>
    </style:style>
    <style:style style:name="P1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18" style:family="paragraph" style:parent-style-name="Text_20_body" style:list-style-name="L2">
      <style:paragraph-properties fo:margin-top="0cm" fo:margin-bottom="0cm" style:contextual-spacing="false" fo:orphans="2" fo:widows="2" fo:padding="0cm" fo:border="none"/>
      <style:text-properties officeooo:rsid="001c93bd" officeooo:paragraph-rsid="001c93bd"/>
    </style:style>
    <style:style style:name="T1" style:family="text">
      <style:text-properties loext:padding="0cm" loext:border="none"/>
    </style:style>
    <style:style style:name="T2" style:family="text">
      <style:text-properties fo:font-weight="bold" loext:padding="0cm" loext:border="none"/>
    </style:style>
    <style:style style:name="T3" style:family="text">
      <style:text-properties fo:font-variant="normal" fo:text-transform="none" fo:color="#666666" loext:opacity="100%" style:font-name="Roboto Slab" fo:font-size="13.5pt" fo:letter-spacing="normal" fo:font-style="normal" fo:font-weight="normal"/>
    </style:style>
    <style:style style:name="T4" style:family="text">
      <style:text-properties fo:font-variant="normal" fo:text-transform="none" fo:color="#666666" loext:opacity="100%" style:font-name="Liberation Serif" fo:font-size="12pt" fo:letter-spacing="normal" fo:font-style="normal" fo:font-weight="normal" style:font-size-asian="12pt" style:font-size-complex="12pt"/>
    </style:style>
    <style:style style:name="T5" style:family="text">
      <style:text-properties fo:font-variant="normal" fo:text-transform="none" fo:color="#666666" loext:opacity="100%" style:font-name="Monaco" fo:font-size="13.5pt" fo:letter-spacing="normal" fo:font-style="normal" fo:font-weight="bold" fo:background-color="#eeeeee" loext:char-shading-value="0" loext:padding="0cm" loext:border="none"/>
    </style:style>
    <style:style style:name="T6" style:family="text">
      <style:text-properties fo:font-variant="normal" fo:text-transform="none" fo:color="#4051d6" loext:opacity="100%" style:text-line-through-style="none" style:text-line-through-type="none" style:font-name="Roboto Slab" fo:font-size="13.5pt" fo:letter-spacing="normal" fo:font-style="normal" style:text-underline-style="none" fo:font-weight="normal" style:text-blinking="false" loext:padding="0cm" loext:border="none"/>
    </style:style>
    <style:style style:name="T7"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8" style:family="text">
      <style:text-properties fo:font-variant="normal" fo:text-transform="none" fo:color="#000000" loext:opacity="100%" style:font-name="Liberation Serif" fo:font-size="12pt" fo:letter-spacing="normal" fo:font-style="normal" fo:font-weight="normal" officeooo:rsid="001a6b7b" style:font-size-asian="12pt" style:font-size-complex="12pt"/>
    </style:style>
    <style:style style:name="T9" style:family="text">
      <style:text-properties fo:font-variant="normal" fo:text-transform="none" fo:color="#000000" loext:opacity="100%" style:font-name="Liberation Serif" fo:font-size="12pt" fo:letter-spacing="normal" fo:font-style="normal" fo:font-weight="normal" officeooo:rsid="001c93bd" style:font-size-asian="12pt" style:font-size-complex="12pt"/>
    </style:style>
    <style:style style:name="T10"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000000" loext:opacity="100%" style:font-name="Liberation Serif" fo:font-size="12pt" fo:letter-spacing="normal" fo:font-style="normal" fo:font-weight="bold" style:font-size-asian="12pt" style:font-size-complex="12pt" loext:padding="0cm" loext:border="none"/>
    </style:style>
    <style:style style:name="T12" style:family="text">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style:style>
    <style:style style:name="T13" style:family="text">
      <style:text-properties fo:font-variant="normal" fo:text-transform="none" fo:color="#000000" loext:opacity="100%" style:font-name="Liberation Serif" fo:font-size="12pt" fo:letter-spacing="normal" fo:font-style="normal" fo:font-weight="bold" fo:background-color="#eeeeee" loext:char-shading-value="0" style:font-size-asian="12pt" style:font-size-complex="12pt" loext:padding="0cm" loext:border="none"/>
    </style:style>
    <style:style style:name="T14" style:family="text">
      <style:text-properties fo:font-variant="normal" fo:text-transform="none" fo:color="#000000" loext:opacity="100%" style:font-name="Liberation Serif" fo:font-size="12pt" fo:letter-spacing="normal" fo:language="es" fo:country="ES" fo:font-style="normal" fo:font-weight="normal" style:font-size-asian="12pt" style:font-size-complex="12pt"/>
    </style:style>
    <style:style style:name="T15" style:family="text">
      <style:text-properties fo:font-variant="normal" fo:text-transform="none" fo:color="#000000" loext:opacity="100%" style:font-name="Liberation Serif" fo:font-size="12pt" fo:letter-spacing="normal" fo:language="es" fo:country="ES" fo:font-style="normal" fo:font-weight="normal" style:font-size-asian="12pt" style:font-size-complex="12pt" loext:padding="0cm" loext:border="none"/>
    </style:style>
    <style:style style:name="T16" style:family="text">
      <style:text-properties fo:font-variant="normal" fo:text-transform="none" fo:color="#000000" loext:opacity="100%" style:font-name="Liberation Serif" fo:font-size="12pt" fo:letter-spacing="normal" fo:language="es" fo:country="ES" fo:font-style="normal" fo:font-weight="bold" style:font-size-asian="12pt" style:font-size-complex="12pt"/>
    </style:style>
    <style:style style:name="T17" style:family="text">
      <style:text-properties fo:font-variant="normal" fo:text-transform="none" fo:color="#000000" loext:opacity="100%" style:font-name="Liberation Serif" fo:font-size="12pt" fo:letter-spacing="normal" fo:language="es" fo:country="ES" fo:font-style="normal" fo:font-weight="bold" style:font-size-asian="12pt" style:font-size-complex="12pt" loext:padding="0cm" loext:border="none"/>
    </style:style>
    <style:style style:name="T18" style:family="text">
      <style:text-properties fo:font-variant="normal" fo:text-transform="none" fo:color="#000000" loext:opacity="100%" style:font-name="Liberation Serif" fo:font-size="12pt" fo:letter-spacing="normal" fo:language="es" fo:country="ES" fo:font-style="italic" fo:font-weight="normal" style:font-size-asian="12pt" style:font-size-complex="12pt" loext:padding="0cm" loext:border="none"/>
    </style:style>
    <style:style style:name="T19" style:family="text">
      <style:text-properties fo:font-variant="normal" fo:text-transform="none" fo:color="#000000" loext:opacity="100%" style:font-name="Liberation Serif" fo:font-size="12pt" fo:letter-spacing="normal" fo:font-style="italic" fo:font-weight="normal" style:font-size-asian="12pt" style:font-size-complex="12pt" loext:padding="0cm" loext:border="none"/>
    </style:style>
    <style:style style:name="T20" style:family="text">
      <style:text-properties fo:font-variant="normal" fo:text-transform="none" fo:color="#000000" loext:opacity="100%" style:font-name="Liberation Serif" fo:font-size="8pt" fo:letter-spacing="normal" fo:font-style="normal" fo:font-weight="normal" style:font-size-asian="8pt" style:font-size-complex="8pt"/>
    </style:style>
    <style:style style:name="T21"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bold" style:text-blinking="false" style:font-size-asian="12pt" style:font-size-complex="12pt" loext:padding="0cm" loext:border="none"/>
    </style:style>
    <style:style style:name="T22" style:family="text">
      <style:text-properties fo:font-variant="normal" fo:text-transform="none" fo:color="#000000" loext:opacity="100%" style:font-name="Roboto Slab" fo:font-size="13.5pt" fo:letter-spacing="normal" fo:font-style="normal" fo:font-weight="normal"/>
    </style:style>
    <style:style style:name="T23" style:family="text">
      <style:text-properties fo:color="#000000" loext:opacity="100%" style:font-name="inherit" fo:font-weight="bold" loext:padding="0cm" loext:border="none"/>
    </style:style>
    <style:style style:name="T24" style:family="text">
      <style:text-properties fo:text-transform="uppercase" fo:color="#000000" loext:opacity="100%" style:text-line-through-style="none" style:text-line-through-type="none" style:font-name="Liberation Serif" fo:font-size="8pt" fo:letter-spacing="normal" fo:font-style="normal" style:text-underline-style="none" fo:font-weight="normal" style:text-blinking="false" style:font-size-asian="8pt" style:font-size-complex="8pt" loext:padding="0cm" loext:border="none"/>
    </style:style>
    <style:style style:name="T25" style:family="text">
      <style:text-properties fo:text-transform="uppercase" fo:color="#000000" loext:opacity="100%" style:font-name="Liberation Serif" fo:font-size="8pt" fo:letter-spacing="normal" fo:font-style="normal" fo:font-weight="normal" style:font-size-asian="8pt" style:font-size-complex="8pt"/>
    </style:style>
    <style:style style:name="T26" style:family="text">
      <style:text-properties fo:text-transform="uppercase" fo:color="#000000" loext:opacity="100%" style:font-name="Liberation Serif" fo:font-size="8pt" fo:letter-spacing="normal" fo:font-style="normal" fo:font-weight="normal" style:font-size-asian="8pt" style:font-size-complex="8pt" loext:padding="0cm" loext:border="none"/>
    </style:style>
    <style:style style:name="T27" style:family="text">
      <style:text-properties fo:color="#c20cb9" loext:opacity="100%" style:font-name="inherit" fo:font-weight="bold" loext:padding="0cm" loext:border="none"/>
    </style:style>
    <style:style style:name="T28" style:family="text">
      <style:text-properties fo:color="#660033" loext:opacity="100%" loext:padding="0cm" loext:border="none"/>
    </style:style>
    <text:list-style style:name="L1">
      <text:list-level-style-bullet text:level="1" text:style-name="Bullet_20_Symbols" loext:num-list-format="%1%." style:num-suffix="." text:bullet-char="•">
        <style:list-level-properties text:space-before="0.794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ómo utilizo el comando chattr en Linux?</text:p>
      <text:p text:style-name="P9"><text:span text:style-name="T25">POR </text:span><text:a xlink:type="simple" xlink:href="https://www.ochobitshacenunbyte.com/author/davidochobits/" text:style-name="Internet_20_link" text:visited-style-name="Visited_20_Internet_20_Link"><text:span text:style-name="T24">DAVIDOCHOBITS</text:span></text:a><text:span text:style-name="T26"> </text:span><text:span text:style-name="T25">· </text:span><text:span text:style-name="T20">19 NOVIEMBRE, 2020 </text:span></text:p>
      <text:p text:style-name="P3"/>
      <text:p text:style-name="P17"><text:span text:style-name="T22">P</text:span><text:span text:style-name="T7">ermitidme que hoy os hable del comando </text:span><text:span text:style-name="Strong_20_Emphasis"><text:span text:style-name="T11">chattr</text:span></text:span><text:span text:style-name="T7">, comando no muy conocido, que sirve para cambiar los atributos de un archivo en un sistema </text:span><text:span text:style-name="Strong_20_Emphasis"><text:span text:style-name="T11">GNU</text:span></text:span><text:span text:style-name="T7">/</text:span><text:span text:style-name="Strong_20_Emphasis"><text:span text:style-name="T11">Linux</text:span></text:span><text:span text:style-name="T7">. He vuelto a este comando tras necesitarlo para modificar los atributos de varios de ficheros en un host que gestiono.</text:span></text:p>
      <text:p text:style-name="P4"/>
      <text:p text:style-name="P17"><text:span text:style-name="T7">Además es genial ya que p</text:span><text:span text:style-name="T15">roporciona más seguridad a nuestros archivos, frente a cambios y eliminaciones no deseados. Existen muchos atributos disponibles para hacerlo. Muy útil en el caso de </text:span><text:span text:style-name="Strong_20_Emphasis"><text:span text:style-name="T17">VPS</text:span></text:span><text:span text:style-name="T15"> creados en proveedores de Internet, que en muchos casos te añaden «</text:span><text:span text:style-name="Emphasis"><text:span text:style-name="T18">by the face</text:span></text:span><text:span text:style-name="T15">» sus configuraciones en diferentes partes del sistema. Una manera de evitar su edición tras un reinicio, es indicar que dicho fichero es «inmutable» para que así no se pueda cambiar por un tercero con acceso. Más adelante os explico como.</text:span></text:p>
      <text:p text:style-name="P12"/>
      <text:p text:style-name="P17"><text:span text:style-name="T7">A primera vista parece similar a </text:span><text:a xlink:type="simple" xlink:href="https://www.ochobitshacenunbyte.com/2018/08/09/permisos-de-archivos-en-linux/" office:target-frame-name="_blank" xlink:show="new" text:style-name="Internet_20_link" text:visited-style-name="Visited_20_Internet_20_Link"><text:span text:style-name="Strong_20_Emphasis"><text:span text:style-name="T21">chmod</text:span></text:span></text:a><text:span text:style-name="Strong_20_Emphasis"><text:span text:style-name="T11">,</text:span></text:span><text:span text:style-name="T7"> del que ya os hablé.  En el caso de esta herramienta, se encarga de los permisos de usuario, grupo e invitado, en lo referido a la lectura, escritura y ejecución. En cambio con </text:span><text:span text:style-name="Strong_20_Emphasis"><text:span text:style-name="T11">chattr</text:span></text:span><text:span text:style-name="T7"> se refiere a atributos que</text:span><text:span text:style-name="T4"> s</text:span><text:span text:style-name="T7">on independientes del usuario o grupo.</text:span></text:p>
      <text:p text:style-name="Standard"/>
      <text:h text:style-name="Heading_20_1" text:outline-level="1">Chattr al detalle</text:h>
      <text:p text:style-name="P17"><text:span text:style-name="T7">Como siempre la mejor manera para saber como funciona y en que consiste un comando es consultar su página de man. Tal y como indican los párrafos anteriores </text:span><text:span text:style-name="Strong_20_Emphasis"><text:span text:style-name="T11">chattr</text:span></text:span><text:span text:style-name="T7"> cambia los atributos del archivo en los sistemas de ficheros típicos de </text:span><text:span text:style-name="Strong_20_Emphasis"><text:span text:style-name="T11">GNU</text:span></text:span><text:span text:style-name="T7">/</text:span><text:span text:style-name="Strong_20_Emphasis"><text:span text:style-name="T11">Linux.</text:span></text:span></text:p>
      <text:p text:style-name="P7"><text:span text:style-name="Strong_20_Emphasis"><text:span text:style-name="T11"/></text:span></text:p>
      <text:p text:style-name="P4">Su formato es el siguiente:</text:p>
      <table:table table:name="Tabla1" table:style-name="Tabla1">
        <table:table-column table:style-name="Tabla1.A"/>
        <table:table-row>
          <table:table-cell table:style-name="Tabla1.A1" office:value-type="string">
            <text:p text:style-name="P6"><text:span text:style-name="T2">chattr</text:span> <text:span text:style-name="T2">[</text:span> <text:span text:style-name="T1">-RVf</text:span> <text:span text:style-name="T2">]</text:span> <text:span text:style-name="T2">[</text:span> <text:span text:style-name="T1">-v</text:span> version <text:span text:style-name="T2">]</text:span> <text:span text:style-name="T2">[</text:span> <text:span text:style-name="T1">-p</text:span> project <text:span text:style-name="T2">]</text:span> <text:span text:style-name="T2">[</text:span> mode <text:span text:style-name="T2">]</text:span> files…</text:p>
          </table:table-cell>
        </table:table-row>
      </table:table>
      <text:p text:style-name="P4"/>
      <text:p text:style-name="P17"><text:span text:style-name="T7">El operador </text:span><text:span text:style-name="Strong_20_Emphasis"><text:span text:style-name="Source_20_Text"><text:span text:style-name="T13">+</text:span></text:span></text:span><text:span text:style-name="T7"> hace que los atributos seleccionados se agreguen a los atributos existentes de los archivos; </text:span><text:span text:style-name="Strong_20_Emphasis"><text:span text:style-name="Source_20_Text"><text:span text:style-name="T13">-</text:span></text:span></text:span><text:span text:style-name="T7"> hace que se eliminen; y </text:span><text:span text:style-name="Strong_20_Emphasis"><text:span text:style-name="Source_20_Text"><text:span text:style-name="T13">=</text:span></text:span></text:span><text:span text:style-name="T7"> hace que sean los únicos atributos que tienen los archivos.</text:span></text:p>
      <text:p text:style-name="P17"><text:span text:style-name="T7"/></text:p>
      <text:p text:style-name="P8"><text:span text:style-name="T7">Las letras </text:span><text:span text:style-name="Strong_20_Emphasis"><text:span text:style-name="Source_20_Text"><text:span text:style-name="T13">aAcCdDeFijPsStTu</text:span></text:span></text:span><text:span text:style-name="T7"> seleccionan los nuevos atributos para los archivos: </text:span></text:p>
      <text:p text:style-name="P8"><text:span text:style-name="T7"/></text:p>
      <text:list xml:id="list4288187818" text:style-name="L2">
        <text:list-item>
          <text:p text:style-name="P16"><text:span text:style-name="T8">A</text:span><text:span text:style-name="T7">nexar solo (</text:span><text:span text:style-name="Strong_20_Emphasis"><text:span text:style-name="T11">a</text:span></text:span><text:span text:style-name="T7">), </text:span><text:span text:style-name="T9">permite añadir datos a un archivo al final del mismo (modo append).</text:span></text:p>
        </text:list-item>
        <text:list-item>
          <text:p text:style-name="P16"><text:span text:style-name="T8">S</text:span><text:span text:style-name="T7">in actualizaciones temporales (</text:span><text:span text:style-name="Strong_20_Emphasis"><text:span text:style-name="T11">A</text:span></text:span><text:span text:style-name="T7">), </text:span><text:span text:style-name="T16">Cuando un archivo con este conjunto de atributos está abierto, su registro de hora no cambia</text:span><text:span text:style-name="T14">. atime (tiempo de acceso) es la última vez que se accedió / abrió el archivo mediante algún comando o aplicación.</text:span></text:p>
        </text:list-item>
        <text:list-item>
          <text:p text:style-name="P16"><text:span text:style-name="T8">C</text:span><text:span text:style-name="T7">omprimido (</text:span><text:span text:style-name="Strong_20_Emphasis"><text:span text:style-name="T11">c</text:span></text:span><text:span text:style-name="T7">), </text:span><text:span text:style-name="T9">permite la compresión/decompresión automática.</text:span></text:p>
        </text:list-item>
      </text:list>
      <text:p text:style-name="P15"><text:span text:style-name="T7"/></text:p>
      <text:list xml:id="list202841420202586" text:continue-numbering="true" text:style-name="L2">
        <text:list-item>
          <text:p text:style-name="P16"><text:soft-page-break/><text:span text:style-name="T8">S</text:span><text:span text:style-name="T7">in volcado (</text:span><text:span text:style-name="Strong_20_Emphasis"><text:span text:style-name="T11">d</text:span></text:span><text:span text:style-name="T7">), </text:span><text:span text:style-name="T9">se ignora, si se indica, el volcado del</text:span><text:span text:style-name="T7"> fichero durante </text:span><text:span text:style-name="T9">una</text:span><text:span text:style-name="T7"> copia de seguridad </text:span><text:span text:style-name="T9">ejecutada con dump.</text:span></text:p>
        </text:list-item>
        <text:list-item>
          <text:p text:style-name="P16"><text:span text:style-name="T8">A</text:span><text:span text:style-name="T7">ctualizaciones de directorio sincrónicas (</text:span><text:span text:style-name="Strong_20_Emphasis"><text:span text:style-name="T11">D</text:span></text:span><text:span text:style-name="T7">), </text:span></text:p>
        </text:list-item>
        <text:list-item>
          <text:p text:style-name="P16"><text:span text:style-name="T8">F</text:span><text:span text:style-name="T7">ormato de extensión (</text:span><text:span text:style-name="Strong_20_Emphasis"><text:span text:style-name="T11">e</text:span></text:span><text:span text:style-name="T7">), </text:span></text:p>
        </text:list-item>
        <text:list-item>
          <text:p text:style-name="P16"><text:span text:style-name="T8">B</text:span><text:span text:style-name="T7">úsquedas de directorio que no distinguen entre mayúsculas y minúsculas (</text:span><text:span text:style-name="Strong_20_Emphasis"><text:span text:style-name="T11">F</text:span></text:span><text:span text:style-name="T7">), </text:span></text:p>
        </text:list-item>
        <text:list-item>
          <text:p text:style-name="P16"><text:span text:style-name="T8">I</text:span><text:span text:style-name="T7">nmutable (</text:span><text:span text:style-name="Strong_20_Emphasis"><text:span text:style-name="T11">i</text:span></text:span><text:span text:style-name="T7">), Convierte el fichero en inmutable o invariable, por lo que no puede ser eliminado, alterado, renombrado, ni enlazado.</text:span></text:p>
        </text:list-item>
        <text:list-item>
          <text:p text:style-name="P16"><text:span text:style-name="T8">R</text:span><text:span text:style-name="T7">egistro de datos (</text:span><text:span text:style-name="Strong_20_Emphasis"><text:span text:style-name="T11">j</text:span></text:span><text:span text:style-name="T7">), </text:span></text:p>
        </text:list-item>
        <text:list-item>
          <text:p text:style-name="P16"><text:span text:style-name="T8">J</text:span><text:span text:style-name="T7">erarquía del proyecto (</text:span><text:span text:style-name="Strong_20_Emphasis"><text:span text:style-name="T11">P</text:span></text:span><text:span text:style-name="T7">), </text:span></text:p>
        </text:list-item>
        <text:list-item>
          <text:p text:style-name="P16"><text:span text:style-name="T8">S</text:span><text:span text:style-name="T7">eguro eliminación (</text:span><text:span text:style-name="Strong_20_Emphasis"><text:span text:style-name="T11">e</text:span></text:span><text:span text:style-name="T7">), </text:span></text:p>
        </text:list-item>
        <text:list-item>
          <text:p text:style-name="P16"><text:span text:style-name="T8">A</text:span><text:span text:style-name="T7">ctualizaciones síncronas (</text:span><text:span text:style-name="Strong_20_Emphasis"><text:span text:style-name="T11">S</text:span></text:span><text:span text:style-name="T7">), </text:span></text:p>
        </text:list-item>
        <text:list-item>
          <text:p text:style-name="P16"><text:span text:style-name="T8">S</text:span><text:span text:style-name="T7">in fusión de cola (</text:span><text:span text:style-name="Strong_20_Emphasis"><text:span text:style-name="T11">t</text:span></text:span><text:span text:style-name="T7">), </text:span></text:p>
        </text:list-item>
        <text:list-item>
          <text:p text:style-name="P16"><text:span text:style-name="T8">P</text:span><text:span text:style-name="T7">arte superior de la jerarquía de directorios (</text:span><text:span text:style-name="Strong_20_Emphasis"><text:span text:style-name="T11">T</text:span></text:span><text:span text:style-name="T7">)</text:span></text:p>
        </text:list-item>
        <text:list-item>
          <text:p text:style-name="P16"><text:span text:style-name="T8">I</text:span><text:span text:style-name="T7">ndeleble (</text:span><text:span text:style-name="Strong_20_Emphasis"><text:span text:style-name="T11">u</text:span></text:span><text:span text:style-name="T7">): </text:span><text:span text:style-name="T9">No borrable.</text:span></text:p>
        </text:list-item>
        <text:list-item>
          <text:p text:style-name="P18"><text:span text:style-name="T7">Borrado seguro (</text:span><text:span text:style-name="T12">s</text:span><text:span text:style-name="T10">): permite el borrado seguro de un fichero si se indica.</text:span></text:p>
        </text:list-item>
      </text:list>
      <text:p text:style-name="P4"/>
      <text:p text:style-name="P7"><text:span text:style-name="T7">Los siguientes atributos son de solo lectura y pueden ser enumerados por </text:span><text:span text:style-name="Strong_20_Emphasis"><text:span text:style-name="T11">lsattr</text:span></text:span><text:span text:style-name="T7"> pero no modificados por chattr: cifrado (</text:span><text:span text:style-name="Strong_20_Emphasis"><text:span text:style-name="T11">E</text:span></text:span><text:span text:style-name="T7">), directorio indexado (</text:span><text:span text:style-name="Strong_20_Emphasis"><text:span text:style-name="T11">I</text:span></text:span><text:span text:style-name="T7">) y datos en línea (</text:span><text:span text:style-name="Strong_20_Emphasis"><text:span text:style-name="T11">N</text:span></text:span><text:span text:style-name="T7">).</text:span></text:p>
      <text:p text:style-name="Standard"/>
      <text:p text:style-name="P7"><text:span text:style-name="T7">No todas las banderas o «</text:span><text:span text:style-name="Emphasis"><text:span text:style-name="T19">flags»</text:span></text:span><text:span text:style-name="T7"> son compatibles o utilizadas por todos los sistemas de archivos; podemos consultar las páginas de manual específicas del sistema de archivos como </text:span><text:span text:style-name="Strong_20_Emphasis"><text:span text:style-name="T11">btrfs</text:span></text:span><text:span text:style-name="T7"> , </text:span><text:span text:style-name="Strong_20_Emphasis"><text:span text:style-name="T11">ext4</text:span></text:span><text:span text:style-name="T7"> y </text:span><text:span text:style-name="Strong_20_Emphasis"><text:span text:style-name="T11">xfs</text:span></text:span><text:span text:style-name="T7">  para obtener más detalles específicos del sistema de archivos.</text:span></text:p>
      <text:p text:style-name="P4">Sus opciones son:</text:p>
      <text:list text:style-name="L1">
        <text:list-item>
          <text:p text:style-name="P13"><text:span text:style-name="Strong_20_Emphasis"><text:span text:style-name="T11">-R</text:span></text:span><text:span text:style-name="T7"> Cambiar de forma recursiva los atributos de los directorios y su contenido.</text:span></text:p>
        </text:list-item>
        <text:list-item>
          <text:p text:style-name="P13"><text:span text:style-name="Strong_20_Emphasis"><text:span text:style-name="T11">-V</text:span></text:span><text:span text:style-name="T7"> Sea detallado con la salida de chattr e imprima la versión del programa.</text:span></text:p>
        </text:list-item>
        <text:list-item>
          <text:p text:style-name="P13"><text:span text:style-name="Strong_20_Emphasis"><text:span text:style-name="T11">-f</text:span></text:span><text:span text:style-name="T7"> Suprime la mayoría de los mensajes de error.</text:span></text:p>
        </text:list-item>
        <text:list-item>
          <text:p text:style-name="P13"><text:span text:style-name="Strong_20_Emphasis"><text:span text:style-name="T11">-v</text:span></text:span><text:span text:style-name="T7"> versión (Configure el número de versión / generación del archivo)</text:span></text:p>
        </text:list-item>
        <text:list-item>
          <text:p text:style-name="P13"><text:span text:style-name="Strong_20_Emphasis"><text:span text:style-name="T11">-p</text:span></text:span><text:span text:style-name="T7"> proyecto (Establezca el número de proyecto del archivo)</text:span></text:p>
        </text:list-item>
      </text:list>
      <text:p text:style-name="P4">Una vez tenemos claro esto, continuemos.</text:p>
      <text:p text:style-name="Standard"/>
      <text:h text:style-name="P1" text:outline-level="3">Ejemplo de uso de Chattr</text:h>
      <text:p text:style-name="P7"><text:span text:style-name="T3">Ya os he comentado que una de las cosas que hago cuando creo un VPS en un proveedor de Internet, lo primero que hago es modificar algunos ficheros de configuración básicos, como el </text:span><text:span text:style-name="Strong_20_Emphasis"><text:span text:style-name="Source_20_Text"><text:span text:style-name="T5">/etc/hosts</text:span></text:span></text:span><text:span text:style-name="T3"> o </text:span><text:span text:style-name="Strong_20_Emphasis"><text:span text:style-name="Source_20_Text"><text:span text:style-name="T5">/etc/resolv.conf</text:span></text:span></text:span><text:span text:style-name="T3">, entre otros.</text:span></text:p>
      <text:h text:style-name="P2" text:outline-level="4">Evitar que se modifique un archivo</text:h>
      <text:p text:style-name="P7"><text:span text:style-name="T3">Para evitar que al reiniciar se añada la configuración del proveedor, indico que son inmutables, con el parámetro </text:span><text:span text:style-name="Strong_20_Emphasis"><text:span text:style-name="Source_20_Text"><text:span text:style-name="T5">-i</text:span></text:span></text:span><text:span text:style-name="T3">, como hemos visto antes.</text:span></text:p>
      <table:table table:name="Tabla2" table:style-name="Tabla2">
        <table:table-column table:style-name="Tabla2.A"/>
        <table:table-row>
          <table:table-cell table:style-name="Tabla2.A1" office:value-type="string">
            <text:p text:style-name="P5"><text:span text:style-name="T27">sudo</text:span> <text:span text:style-name="T27">chattr</text:span> +i <text:span text:style-name="T23">/</text:span>etc<text:span text:style-name="T23">/</text:span>resolv.conf</text:p>
          </table:table-cell>
        </table:table-row>
      </table:table>
      <text:p text:style-name="P3">Una vez hecho esto podemos comprobar sus atributos:</text:p>
      <table:table table:name="Tabla3" table:style-name="Tabla3">
        <table:table-column table:style-name="Tabla3.A"/>
        <text:soft-page-break/>
        <table:table-row>
          <table:table-cell table:style-name="Tabla3.A1" office:value-type="string">
            <text:p text:style-name="P5"><text:span text:style-name="T27">lsattr</text:span> <text:span text:style-name="T23">/</text:span>etc<text:span text:style-name="T23">/</text:span>resolv.conf</text:p>
            <text:p text:style-name="P5"><text:span text:style-name="T28">----i---------------</text:span> <text:span text:style-name="T23">/</text:span>etc<text:span text:style-name="T23">/</text:span>resolv.conf</text:p>
          </table:table-cell>
        </table:table-row>
      </table:table>
      <text:p text:style-name="P3">De esta manera vemos que efectivamente se han aplicado los cambios.</text:p>
      <text:h text:style-name="P2" text:outline-level="4">Deshabilitar la fecha de acceso</text:h>
      <text:p text:style-name="P7"><text:span text:style-name="T3">Nos puede interesar evitar que se sepa cuando se ha modificado un fichero (atime), para ello utilizamos el parámetro </text:span><text:span text:style-name="Strong_20_Emphasis"><text:span text:style-name="Source_20_Text"><text:span text:style-name="T5">+A</text:span></text:span></text:span><text:span text:style-name="T3">, de la siguiente manera:</text:span></text:p>
      <table:table table:name="Tabla4" table:style-name="Tabla4">
        <table:table-column table:style-name="Tabla4.A"/>
        <table:table-row>
          <table:table-cell table:style-name="Tabla4.A1" office:value-type="string">
            <text:p text:style-name="P5"><text:span text:style-name="T27">chattr</text:span> +A test.txt</text:p>
          </table:table-cell>
        </table:table-row>
      </table:table>
      <text:p text:style-name="P3">Con el resultado:</text:p>
      <table:table table:name="Tabla5" table:style-name="Tabla5">
        <table:table-column table:style-name="Tabla5.A"/>
        <table:table-row>
          <table:table-cell table:style-name="Tabla5.A1" office:value-type="string">
            <text:p text:style-name="P5"><text:span text:style-name="T27">lsattr</text:span> test.txt</text:p>
            <text:p text:style-name="P5"><text:span text:style-name="T28">-------A------------</text:span> test.txt</text:p>
          </table:table-cell>
        </table:table-row>
      </table:table>
      <text:h text:style-name="P2" text:outline-level="4">Comprimir de forma automática</text:h>
      <text:p text:style-name="P7"><text:span text:style-name="T3">Con el parámetro </text:span><text:span text:style-name="Strong_20_Emphasis"><text:span text:style-name="Source_20_Text"><text:span text:style-name="T5">+c</text:span></text:span></text:span><text:span text:style-name="T3"> indicamos que el fichero se mantenga comprimido.</text:span></text:p>
      <table:table table:name="Tabla6" table:style-name="Tabla6">
        <table:table-column table:style-name="Tabla6.A"/>
        <table:table-row>
          <table:table-cell table:style-name="Tabla6.A1" office:value-type="string">
            <text:p text:style-name="P5"><text:span text:style-name="T27">chattr</text:span> +c test.txt</text:p>
          </table:table-cell>
        </table:table-row>
      </table:table>
      <text:p text:style-name="P3">Con el resultado:</text:p>
      <table:table table:name="Tabla7" table:style-name="Tabla7">
        <table:table-column table:style-name="Tabla7.A"/>
        <table:table-row>
          <table:table-cell table:style-name="Tabla7.A1" office:value-type="string">
            <text:p text:style-name="P5"><text:span text:style-name="T27">lsattr</text:span> test.txt</text:p>
            <text:p text:style-name="P5"><text:span text:style-name="T28">--------c----</text:span> test.txt</text:p>
          </table:table-cell>
        </table:table-row>
      </table:table>
      <text:h text:style-name="P2" text:outline-level="4">Permitir recuperar un archivo aunque se haya eliminado</text:h>
      <text:p text:style-name="P7"><text:span text:style-name="T3">Con el parámetro </text:span><text:span text:style-name="Strong_20_Emphasis"><text:span text:style-name="Source_20_Text"><text:span text:style-name="T5">+u</text:span></text:span></text:span><text:span text:style-name="T3"> indicamos que aunque se borre el fichero, sus datos permanecerán guardados para así poder recuperarlos:</text:span></text:p>
      <table:table table:name="Tabla8" table:style-name="Tabla8">
        <table:table-column table:style-name="Tabla8.A"/>
        <table:table-row>
          <table:table-cell table:style-name="Tabla8.A1" office:value-type="string">
            <text:p text:style-name="P5"><text:span text:style-name="T27">chattr</text:span> +u test.txt</text:p>
          </table:table-cell>
        </table:table-row>
      </table:table>
      <text:p text:style-name="P3">Vemos su resultado:/p&gt;</text:p>
      <table:table table:name="Tabla9" table:style-name="Tabla9">
        <table:table-column table:style-name="Tabla9.A"/>
        <table:table-row>
          <table:table-cell table:style-name="Tabla9.A1" office:value-type="string">
            <text:p text:style-name="P5"><text:span text:style-name="T27">lsattr</text:span> test.txt</text:p>
            <text:p text:style-name="P5"><text:span text:style-name="T28">-u-----------</text:span> <text:soft-page-break/>test.txt</text:p>
          </table:table-cell>
        </table:table-row>
      </table:table>
      <text:h text:style-name="P2" text:outline-level="4">Sobrescribir todos los bloques con 0 al borrar</text:h>
      <text:p text:style-name="P7"><text:span text:style-name="T3">Al contrario del ejempo anterior, con el parámetro </text:span><text:span text:style-name="Strong_20_Emphasis"><text:span text:style-name="Source_20_Text"><text:span text:style-name="T5">+s</text:span></text:span></text:span><text:span text:style-name="T3">, indica que cuando un archivo se borre, de forma automática los bloques utilizados por el mismo serán sobreescritos con 0.</text:span></text:p>
      <table:table table:name="Tabla10" table:style-name="Tabla10">
        <table:table-column table:style-name="Tabla10.A"/>
        <table:table-row>
          <table:table-cell table:style-name="Tabla10.A1" office:value-type="string">
            <text:p text:style-name="P5"><text:span text:style-name="T27">chattr</text:span> +s test.txt</text:p>
          </table:table-cell>
        </table:table-row>
      </table:table>
      <text:p text:style-name="P3">Lo listamos:</text:p>
      <table:table table:name="Tabla11" table:style-name="Tabla11">
        <table:table-column table:style-name="Tabla11.A"/>
        <table:table-row>
          <table:table-cell table:style-name="Tabla11.A1" office:value-type="string">
            <text:p text:style-name="P5"><text:span text:style-name="T27">lsattr</text:span> test.txt</text:p>
            <text:p text:style-name="P5"><text:span text:style-name="T28">-----------------s-</text:span> test.txt</text:p>
          </table:table-cell>
        </table:table-row>
      </table:table>
      <text:p text:style-name="P3">Existe una larga lista de parámetros. ¿Tienes experiencia con este comando? ¿Para que lo sueles usar? Se agradecen comentarios.</text:p>
      <text:h text:style-name="P2" text:outline-level="4">Fuentes consultadas</text:h>
      <text:p text:style-name="P7"><text:a xlink:type="simple" xlink:href="https://linux.die.net/man/1/chattr" office:target-frame-name="_blank" xlink:show="new" text:style-name="Internet_20_link" text:visited-style-name="Visited_20_Internet_20_Link"><text:span text:style-name="T6">Página de man de chattr</text:span></text:a></text:p>
      <text:p text:style-name="P7"><text:a xlink:type="simple" xlink:href="https://man7.org/linux/man-pages/man1/lsattr.1.html" office:target-frame-name="_blank" xlink:show="new" text:style-name="Internet_20_link" text:visited-style-name="Visited_20_Internet_20_Link"><text:span text:style-name="T6">Página de man de lsattr</text:span></tex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co" svg:font-family="Monaco, 'Courier New', 'DejaVu Sans Mono', 'Bitstream Vera Sans Mono', monospac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lab" svg:font-family="'Roboto Slab', Arial, sans-serif"/>
    <style:font-face style:name="inherit" svg:font-family="inherit"/>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3T13:50:27.482000000</meta:creation-date>
    <dc:date>2023-01-22T20:28:40.030304862</dc:date>
    <meta:editing-duration>PT57M5S</meta:editing-duration>
    <meta:editing-cycles>2</meta:editing-cycles>
    <meta:generator>LibreOffice/7.4.2.3$Linux_X86_64 LibreOffice_project/40$Build-3</meta:generator>
    <meta:document-statistic meta:table-count="11" meta:image-count="0" meta:object-count="0" meta:page-count="4" meta:paragraph-count="73" meta:word-count="907" meta:character-count="5467" meta:non-whitespace-character-count="4646"/>
  </office:meta>
</office:document-meta>
</file>